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nadiel.arruda/full/bZLJ4Vy0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9:31:43.290731137</meta:creation-date>
    <dc:date>2024-08-09T09:31:53.443686391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52" meta:non-whitespace-character-count="52"/>
    <meta:generator>LibreOffice/7.0.6.2$Linux_X86_64 LibreOffice_project/144abb84a525d8e30c9dbbefa69cbbf2d8d4ae3b</meta:generator>
  </office:meta>
</office:document-meta>
</file>